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1d46" officeooo:paragraph-rsid="000a1d46"/>
    </style:style>
    <style:style style:name="P2" style:family="paragraph" style:parent-style-name="Standard">
      <style:text-properties officeooo:paragraph-rsid="000a1d46"/>
    </style:style>
    <style:style style:name="P3" style:family="paragraph" style:parent-style-name="Standard">
      <style:text-properties fo:language="fr" fo:country="FR" officeooo:paragraph-rsid="000a1d46"/>
    </style:style>
    <style:style style:name="P4" style:family="paragraph" style:parent-style-name="Standard">
      <style:text-properties fo:language="fr" fo:country="FR" officeooo:rsid="000a1d46" officeooo:paragraph-rsid="000a1d46"/>
    </style:style>
    <style:style style:name="P5" style:family="paragraph" style:parent-style-name="Standard">
      <style:text-properties fo:language="fr" fo:country="FR" officeooo:rsid="000a1d46" officeooo:paragraph-rsid="000dfa22"/>
    </style:style>
    <style:style style:name="P6" style:family="paragraph" style:parent-style-name="Standard">
      <style:text-properties fo:language="fr" fo:country="FR" fo:font-weight="bold" officeooo:rsid="000a1d46" officeooo:paragraph-rsid="000a1d46" style:font-weight-asian="bold" style:font-weight-complex="bold"/>
    </style:style>
    <style:style style:name="P7" style:family="paragraph" style:parent-style-name="Standard">
      <style:text-properties fo:language="fr" fo:country="FR" fo:font-weight="bold" officeooo:rsid="001ca9b8" officeooo:paragraph-rsid="001ca9b8" style:font-weight-asian="bold" style:font-weight-complex="bold"/>
    </style:style>
    <style:style style:name="P8" style:family="paragraph" style:parent-style-name="Standard">
      <style:text-properties fo:language="fr" fo:country="FR" fo:font-weight="bold" officeooo:rsid="001ca9b8" officeooo:paragraph-rsid="002004b1" style:font-weight-asian="bold" style:font-weight-complex="bold"/>
    </style:style>
    <style:style style:name="P9" style:family="paragraph" style:parent-style-name="Standard">
      <style:text-properties fo:language="fr" fo:country="FR" fo:font-weight="bold" officeooo:rsid="002475c9" officeooo:paragraph-rsid="002475c9" style:font-weight-asian="bold" style:font-weight-complex="bold"/>
    </style:style>
    <style:style style:name="P10" style:family="paragraph" style:parent-style-name="Standard">
      <style:text-properties fo:language="fr" fo:country="FR" fo:font-weight="bold" officeooo:rsid="000c2811" officeooo:paragraph-rsid="000c2811" style:font-weight-asian="bold" style:font-weight-complex="bold"/>
    </style:style>
    <style:style style:name="P11" style:family="paragraph" style:parent-style-name="Standard">
      <style:text-properties fo:language="fr" fo:country="FR" fo:font-weight="bold" officeooo:rsid="0012c2e4" officeooo:paragraph-rsid="0012c2e4" style:font-weight-asian="bold" style:font-weight-complex="bold"/>
    </style:style>
    <style:style style:name="P12" style:family="paragraph" style:parent-style-name="Standard">
      <style:text-properties fo:language="fr" fo:country="FR" fo:font-weight="bold" officeooo:rsid="002ca8cc" officeooo:paragraph-rsid="002ca8cc" style:font-weight-asian="bold" style:font-weight-complex="bold"/>
    </style:style>
    <style:style style:name="P13" style:family="paragraph" style:parent-style-name="Standard">
      <style:text-properties fo:language="fr" fo:country="FR" fo:font-style="normal" officeooo:rsid="000c2811" officeooo:paragraph-rsid="000c2811" style:font-style-asian="normal" style:font-style-complex="normal"/>
    </style:style>
    <style:style style:name="P14" style:family="paragraph" style:parent-style-name="Standard">
      <style:text-properties fo:language="fr" fo:country="FR" fo:font-style="normal" officeooo:rsid="000c2811" officeooo:paragraph-rsid="000a81ff" style:font-style-asian="normal" style:font-style-complex="normal"/>
    </style:style>
    <style:style style:name="P15" style:family="paragraph" style:parent-style-name="Standard">
      <style:text-properties fo:language="fr" fo:country="FR" fo:font-style="normal" officeooo:rsid="000a81ff" officeooo:paragraph-rsid="000a81ff" style:font-style-asian="normal" style:font-style-complex="normal"/>
    </style:style>
    <style:style style:name="P16" style:family="paragraph" style:parent-style-name="Standard">
      <style:text-properties fo:language="fr" fo:country="FR" fo:font-style="normal" officeooo:rsid="0015f759" officeooo:paragraph-rsid="0015f759" style:font-style-asian="normal" style:font-style-complex="normal"/>
    </style:style>
    <style:style style:name="P17" style:family="paragraph" style:parent-style-name="Standard">
      <style:text-properties fo:language="fr" fo:country="FR" fo:font-style="normal" fo:font-weight="normal" officeooo:rsid="0040f1a7" officeooo:paragraph-rsid="0040f1a7" style:font-style-asian="normal" style:font-weight-asian="normal" style:font-style-complex="normal" style:font-weight-complex="normal"/>
    </style:style>
    <style:style style:name="P18" style:family="paragraph" style:parent-style-name="Standard">
      <style:text-properties fo:language="fr" fo:country="FR" fo:font-style="normal" fo:font-weight="normal" officeooo:rsid="0040f1a7" officeooo:paragraph-rsid="00433d20" style:font-style-asian="normal" style:font-weight-asian="normal" style:font-style-complex="normal" style:font-weight-complex="normal"/>
    </style:style>
    <style:style style:name="P19" style:family="paragraph" style:parent-style-name="Standard">
      <style:text-properties fo:language="fr" fo:country="FR" fo:font-style="normal" fo:font-weight="normal" officeooo:rsid="001ca9b8" officeooo:paragraph-rsid="001ca9b8" style:font-style-asian="normal" style:font-weight-asian="normal" style:font-style-complex="normal" style:font-weight-complex="normal"/>
    </style:style>
    <style:style style:name="P20" style:family="paragraph" style:parent-style-name="Standard">
      <style:text-properties fo:language="fr" fo:country="FR" fo:font-style="normal" fo:font-weight="normal" officeooo:rsid="002f0747" officeooo:paragraph-rsid="002f0747" style:font-style-asian="normal" style:font-weight-asian="normal" style:font-style-complex="normal" style:font-weight-complex="normal"/>
    </style:style>
    <style:style style:name="P21" style:family="paragraph" style:parent-style-name="Standard">
      <style:text-properties fo:language="fr" fo:country="FR" fo:font-style="normal" fo:font-weight="normal" officeooo:rsid="003313f2" officeooo:paragraph-rsid="00327cb8" style:font-style-asian="normal" style:font-weight-asian="normal" style:font-style-complex="normal" style:font-weight-complex="normal"/>
    </style:style>
    <style:style style:name="P22" style:family="paragraph" style:parent-style-name="Standard">
      <style:text-properties fo:language="fr" fo:country="FR" fo:font-style="normal" fo:font-weight="normal" officeooo:rsid="0034a254" officeooo:paragraph-rsid="0034a254" style:font-style-asian="normal" style:font-weight-asian="normal" style:font-style-complex="normal" style:font-weight-complex="normal"/>
    </style:style>
    <style:style style:name="P23" style:family="paragraph" style:parent-style-name="Standard">
      <style:text-properties fo:language="fr" fo:country="FR" fo:font-style="normal" fo:font-weight="normal" officeooo:rsid="00363c7f" officeooo:paragraph-rsid="00363c7f" style:font-style-asian="normal" style:font-weight-asian="normal" style:font-style-complex="normal" style:font-weight-complex="normal"/>
    </style:style>
    <style:style style:name="P24" style:family="paragraph" style:parent-style-name="Standard">
      <style:text-properties fo:language="fr" fo:country="FR" fo:font-style="normal" fo:font-weight="normal" officeooo:rsid="0037b8df" officeooo:paragraph-rsid="0037b8df" style:font-style-asian="normal" style:font-weight-asian="normal" style:font-style-complex="normal" style:font-weight-complex="normal"/>
    </style:style>
    <style:style style:name="P25" style:family="paragraph" style:parent-style-name="Standard">
      <style:text-properties fo:language="fr" fo:country="FR" fo:font-style="normal" fo:font-weight="normal" officeooo:rsid="00387269" officeooo:paragraph-rsid="00387269" style:font-style-asian="normal" style:font-weight-asian="normal" style:font-style-complex="normal" style:font-weight-complex="normal"/>
    </style:style>
    <style:style style:name="P26" style:family="paragraph" style:parent-style-name="Standard">
      <style:text-properties fo:language="fr" fo:country="FR" fo:font-style="normal" fo:font-weight="normal" officeooo:rsid="003886b7" officeooo:paragraph-rsid="003886b7" style:font-style-asian="normal" style:font-weight-asian="normal" style:font-style-complex="normal" style:font-weight-complex="normal"/>
    </style:style>
    <style:style style:name="P27" style:family="paragraph" style:parent-style-name="Standard">
      <style:text-properties fo:language="fr" fo:country="FR" fo:font-style="normal" fo:font-weight="normal" officeooo:rsid="003968b8" officeooo:paragraph-rsid="003886b7" style:font-style-asian="normal" style:font-weight-asian="normal" style:font-style-complex="normal" style:font-weight-complex="normal"/>
    </style:style>
    <style:style style:name="P28" style:family="paragraph" style:parent-style-name="Standard">
      <style:text-properties fo:language="fr" fo:country="FR" fo:font-style="normal" fo:font-weight="normal" officeooo:rsid="003bc40c" officeooo:paragraph-rsid="003bc40c" style:font-style-asian="normal" style:font-weight-asian="normal" style:font-style-complex="normal" style:font-weight-complex="normal"/>
    </style:style>
    <style:style style:name="P29" style:family="paragraph" style:parent-style-name="Standard">
      <style:text-properties fo:language="fr" fo:country="FR" fo:font-style="normal" fo:font-weight="normal" officeooo:rsid="003e406f" officeooo:paragraph-rsid="003e406f" style:font-style-asian="normal" style:font-weight-asian="normal" style:font-style-complex="normal" style:font-weight-complex="normal"/>
    </style:style>
    <style:style style:name="P30" style:family="paragraph" style:parent-style-name="Standard">
      <style:text-properties fo:language="fr" fo:country="FR" fo:font-style="normal" fo:font-weight="normal" officeooo:rsid="0040328d" officeooo:paragraph-rsid="0040328d" style:font-style-asian="normal" style:font-weight-asian="normal" style:font-style-complex="normal" style:font-weight-complex="normal"/>
    </style:style>
    <style:style style:name="P31" style:family="paragraph" style:parent-style-name="Standard">
      <style:text-properties fo:language="fr" fo:country="FR" fo:font-style="normal" fo:font-weight="normal" officeooo:rsid="00433d20" officeooo:paragraph-rsid="00433d20" style:font-style-asian="normal" style:font-weight-asian="normal" style:font-style-complex="normal" style:font-weight-complex="normal"/>
    </style:style>
    <style:style style:name="P32" style:family="paragraph" style:parent-style-name="Standard">
      <style:text-properties fo:language="fr" fo:country="FR" fo:font-style="normal" fo:font-weight="normal" officeooo:rsid="00558453" officeooo:paragraph-rsid="00558453" style:font-style-asian="normal" style:font-weight-asian="normal" style:font-style-complex="normal" style:font-weight-complex="normal"/>
    </style:style>
    <style:style style:name="P33" style:family="paragraph" style:parent-style-name="Standard">
      <style:text-properties fo:language="fr" fo:country="FR" fo:font-style="normal" fo:font-weight="bold" officeooo:rsid="00363c7f" officeooo:paragraph-rsid="00363c7f" style:font-style-asian="normal" style:font-weight-asian="bold" style:font-style-complex="normal" style:font-weight-complex="bold"/>
    </style:style>
    <style:style style:name="P34" style:family="paragraph" style:parent-style-name="Standard">
      <style:text-properties fo:language="fr" fo:country="FR" fo:font-style="normal" fo:font-weight="bold" officeooo:rsid="003bc40c" officeooo:paragraph-rsid="003bc40c" style:font-style-asian="normal" style:font-weight-asian="bold" style:font-style-complex="normal" style:font-weight-complex="bold"/>
    </style:style>
    <style:style style:name="P35" style:family="paragraph" style:parent-style-name="Standard">
      <style:text-properties fo:language="fr" fo:country="FR" fo:font-style="normal" fo:font-weight="bold" officeooo:rsid="0044f4ba" officeooo:paragraph-rsid="0044f4ba" style:font-style-asian="normal" style:font-weight-asian="bold" style:font-style-complex="normal" style:font-weight-complex="bold"/>
    </style:style>
    <style:style style:name="P36" style:family="paragraph" style:parent-style-name="Standard">
      <style:text-properties fo:language="fr" fo:country="FR" officeooo:rsid="000ee590" officeooo:paragraph-rsid="000ee590"/>
    </style:style>
    <style:style style:name="P37" style:family="paragraph" style:parent-style-name="Standard">
      <style:text-properties fo:language="fr" fo:country="FR" officeooo:rsid="000ee590" officeooo:paragraph-rsid="00110cdb"/>
    </style:style>
    <style:style style:name="P38" style:family="paragraph" style:parent-style-name="Standard">
      <style:text-properties fo:language="fr" fo:country="FR" officeooo:rsid="00110cdb" officeooo:paragraph-rsid="00110cdb"/>
    </style:style>
    <style:style style:name="P39" style:family="paragraph" style:parent-style-name="Standard">
      <style:text-properties fo:language="fr" fo:country="FR" officeooo:rsid="00128142" officeooo:paragraph-rsid="00128142"/>
    </style:style>
    <style:style style:name="P40" style:family="paragraph" style:parent-style-name="Standard">
      <style:text-properties fo:language="fr" fo:country="FR" officeooo:rsid="0013727f" officeooo:paragraph-rsid="0013727f"/>
    </style:style>
    <style:style style:name="P41" style:family="paragraph" style:parent-style-name="Standard">
      <style:text-properties fo:language="fr" fo:country="FR" fo:font-style="italic" officeooo:rsid="00110cdb" officeooo:paragraph-rsid="00110cdb" style:font-style-asian="italic" style:font-style-complex="italic"/>
    </style:style>
    <style:style style:name="P42" style:family="paragraph" style:parent-style-name="Standard">
      <style:text-properties fo:language="fr" fo:country="FR" fo:font-style="italic" officeooo:rsid="000ee590" officeooo:paragraph-rsid="000ee590" style:font-style-asian="italic" style:font-style-complex="italic"/>
    </style:style>
    <style:style style:name="P43" style:family="paragraph" style:parent-style-name="Standard">
      <style:text-properties fo:language="fr" fo:country="FR" fo:font-style="italic" officeooo:rsid="000a81ff" officeooo:paragraph-rsid="000a81ff" style:font-style-asian="italic" style:font-style-complex="italic"/>
    </style:style>
    <style:style style:name="P44" style:family="paragraph" style:parent-style-name="Standard">
      <style:text-properties fo:language="fr" fo:country="FR" fo:font-style="italic" officeooo:rsid="000c2811" officeooo:paragraph-rsid="000c2811" style:font-style-asian="italic" style:font-style-complex="italic"/>
    </style:style>
    <style:style style:name="P45" style:family="paragraph" style:parent-style-name="Standard">
      <style:text-properties fo:language="fr" fo:country="FR" fo:font-style="italic" officeooo:rsid="0014ae6c" officeooo:paragraph-rsid="0014ae6c" style:font-style-asian="italic" style:font-style-complex="italic"/>
    </style:style>
    <style:style style:name="P46" style:family="paragraph" style:parent-style-name="Standard">
      <style:text-properties fo:language="fr" fo:country="FR" fo:font-style="italic" fo:font-weight="normal" officeooo:rsid="001ca9b8" officeooo:paragraph-rsid="001ca9b8" style:font-style-asian="italic" style:font-weight-asian="normal" style:font-style-complex="italic" style:font-weight-complex="normal"/>
    </style:style>
    <style:style style:name="P47" style:family="paragraph" style:parent-style-name="Standard">
      <style:text-properties fo:language="fr" fo:country="FR" fo:font-style="italic" fo:font-weight="normal" officeooo:rsid="002e6d9d" officeooo:paragraph-rsid="002e6d9d" style:font-style-asian="italic" style:font-weight-asian="normal" style:font-style-complex="italic" style:font-weight-complex="normal"/>
    </style:style>
    <style:style style:name="P48" style:family="paragraph" style:parent-style-name="Standard">
      <style:text-properties fo:language="fr" fo:country="FR" fo:font-style="italic" fo:font-weight="normal" officeooo:rsid="00363c7f" officeooo:paragraph-rsid="00363c7f" style:font-style-asian="italic" style:font-weight-asian="normal" style:font-style-complex="italic" style:font-weight-complex="normal"/>
    </style:style>
    <style:style style:name="P49" style:family="paragraph" style:parent-style-name="Standard">
      <style:text-properties fo:language="fr" fo:country="FR" fo:font-style="italic" fo:font-weight="normal" officeooo:rsid="00387269" officeooo:paragraph-rsid="00374691" style:font-style-asian="italic" style:font-weight-asian="normal" style:font-style-complex="italic" style:font-weight-complex="normal"/>
    </style:style>
    <style:style style:name="P50" style:family="paragraph" style:parent-style-name="Standard">
      <style:text-properties fo:language="fr" fo:country="FR" fo:font-style="italic" fo:font-weight="normal" officeooo:rsid="003bc40c" officeooo:paragraph-rsid="003bc40c" style:font-style-asian="italic" style:font-weight-asian="normal" style:font-style-complex="italic" style:font-weight-complex="normal"/>
    </style:style>
    <style:style style:name="P51" style:family="paragraph" style:parent-style-name="Standard">
      <style:text-properties fo:language="fr" fo:country="FR" fo:font-style="italic" fo:font-weight="normal" officeooo:rsid="003c6463" officeooo:paragraph-rsid="003c6463" style:font-style-asian="italic" style:font-weight-asian="normal" style:font-style-complex="italic" style:font-weight-complex="normal"/>
    </style:style>
    <style:style style:name="P52" style:family="paragraph" style:parent-style-name="Standard">
      <style:text-properties fo:language="fr" fo:country="FR" fo:font-style="italic" fo:font-weight="normal" officeooo:rsid="00433d20" officeooo:paragraph-rsid="00433d20" style:font-style-asian="italic" style:font-weight-asian="normal" style:font-style-complex="italic" style:font-weight-complex="normal"/>
    </style:style>
    <style:style style:name="P53" style:family="paragraph" style:parent-style-name="Standard">
      <style:text-properties fo:language="fr" fo:country="FR" officeooo:rsid="0014ae6c" officeooo:paragraph-rsid="0014ae6c"/>
    </style:style>
    <style:style style:name="P54" style:family="paragraph" style:parent-style-name="Standard">
      <style:text-properties fo:language="fr" fo:country="FR" officeooo:rsid="0015f759" officeooo:paragraph-rsid="0015f759"/>
    </style:style>
    <style:style style:name="P55" style:family="paragraph" style:parent-style-name="Standard">
      <style:text-properties fo:language="fr" fo:country="FR" officeooo:rsid="00176c9f" officeooo:paragraph-rsid="0015f759"/>
    </style:style>
    <style:style style:name="P56" style:family="paragraph" style:parent-style-name="Standard">
      <style:text-properties fo:language="fr" fo:country="FR" officeooo:rsid="00176c9f" officeooo:paragraph-rsid="00176c9f"/>
    </style:style>
    <style:style style:name="P57" style:family="paragraph" style:parent-style-name="Standard">
      <style:text-properties fo:language="fr" fo:country="FR" officeooo:rsid="0018bcfe" officeooo:paragraph-rsid="0018bcfe"/>
    </style:style>
    <style:style style:name="P58" style:family="paragraph" style:parent-style-name="Standard">
      <style:text-properties fo:language="fr" fo:country="FR" fo:font-weight="normal" officeooo:rsid="002651d3" officeooo:paragraph-rsid="002651d3" style:font-weight-asian="normal" style:font-weight-complex="normal"/>
    </style:style>
    <style:style style:name="P59" style:family="paragraph" style:parent-style-name="Standard">
      <style:text-properties fo:language="fr" fo:country="FR" fo:font-weight="normal" officeooo:rsid="001ca9b8" officeooo:paragraph-rsid="001ca9b8" style:font-weight-asian="normal" style:font-weight-complex="normal"/>
    </style:style>
    <style:style style:name="P60" style:family="paragraph" style:parent-style-name="Standard">
      <style:text-properties fo:language="fr" fo:country="FR" fo:font-weight="normal" officeooo:rsid="001ca9b8" officeooo:paragraph-rsid="002004b1" style:font-weight-asian="normal" style:font-weight-complex="normal"/>
    </style:style>
    <style:style style:name="P61" style:family="paragraph" style:parent-style-name="Standard">
      <style:text-properties fo:language="fr" fo:country="FR" fo:font-weight="normal" officeooo:rsid="002475c9" officeooo:paragraph-rsid="002475c9" style:font-weight-asian="normal" style:font-weight-complex="normal"/>
    </style:style>
    <style:style style:name="P62" style:family="paragraph" style:parent-style-name="Standard">
      <style:text-properties fo:language="fr" fo:country="FR" fo:font-weight="normal" officeooo:rsid="0026efcc" officeooo:paragraph-rsid="0026efcc" style:font-weight-asian="normal" style:font-weight-complex="normal"/>
    </style:style>
    <style:style style:name="P63" style:family="paragraph" style:parent-style-name="Standard">
      <style:text-properties fo:language="fr" fo:country="FR" fo:font-weight="normal" officeooo:rsid="00288d20" officeooo:paragraph-rsid="00288d20" style:font-weight-asian="normal" style:font-weight-complex="normal"/>
    </style:style>
    <style:style style:name="P64" style:family="paragraph" style:parent-style-name="Standard">
      <style:text-properties fo:language="fr" fo:country="FR" fo:font-weight="normal" officeooo:rsid="0029a00d" officeooo:paragraph-rsid="002ca8cc" style:font-weight-asian="normal" style:font-weight-complex="normal"/>
    </style:style>
    <style:style style:name="P65" style:family="paragraph" style:parent-style-name="Standard">
      <style:text-properties fo:language="fr" fo:country="FR" fo:font-weight="normal" officeooo:rsid="002b49d8" officeooo:paragraph-rsid="002ca8cc" style:font-weight-asian="normal" style:font-weight-complex="normal"/>
    </style:style>
    <style:style style:name="P66" style:family="paragraph" style:parent-style-name="Standard">
      <style:text-properties fo:language="fr" fo:country="FR" fo:font-weight="normal" officeooo:rsid="002b49d8" officeooo:paragraph-rsid="00288d20" style:font-weight-asian="normal" style:font-weight-complex="normal"/>
    </style:style>
    <style:style style:name="P67" style:family="paragraph" style:parent-style-name="Standard">
      <style:text-properties fo:language="fr" fo:country="FR" officeooo:rsid="000c2811" officeooo:paragraph-rsid="000c2811"/>
    </style:style>
    <style:style style:name="P68" style:family="paragraph" style:parent-style-name="Standard">
      <style:text-properties fo:language="fr" fo:country="FR" officeooo:rsid="000a81ff" officeooo:paragraph-rsid="000a81ff"/>
    </style:style>
    <style:style style:name="P69" style:family="paragraph" style:parent-style-name="Standard">
      <style:text-properties fo:language="fr" fo:country="FR" officeooo:rsid="0012c2e4" officeooo:paragraph-rsid="0012c2e4"/>
    </style:style>
    <style:style style:name="P70" style:family="paragraph" style:parent-style-name="Standard">
      <style:text-properties fo:language="fr" fo:country="FR" officeooo:rsid="0058ea45" officeooo:paragraph-rsid="0058ea45"/>
    </style:style>
    <style:style style:name="P71" style:family="paragraph" style:parent-style-name="Standard">
      <style:text-properties officeooo:rsid="000a81ff" officeooo:paragraph-rsid="000a81ff"/>
    </style:style>
    <style:style style:name="P72" style:family="paragraph" style:parent-style-name="Standard">
      <style:text-properties officeooo:paragraph-rsid="000a81ff"/>
    </style:style>
    <style:style style:name="P73" style:family="paragraph" style:parent-style-name="Standard">
      <style:text-properties fo:font-weight="bold" officeooo:rsid="000a1d46" officeooo:paragraph-rsid="000a1d46" style:font-weight-asian="bold" style:font-weight-complex="bold"/>
    </style:style>
    <style:style style:name="P74" style:family="paragraph" style:parent-style-name="Standard">
      <style:text-properties fo:font-weight="bold" officeooo:rsid="002ca8cc" officeooo:paragraph-rsid="002ca8cc" style:font-weight-asian="bold" style:font-weight-complex="bold"/>
    </style:style>
    <style:style style:name="P75" style:family="paragraph" style:parent-style-name="Standard">
      <style:text-properties fo:font-weight="bold" officeooo:rsid="003bc40c" officeooo:paragraph-rsid="003bc40c" style:font-weight-asian="bold" style:font-weight-complex="bold"/>
    </style:style>
    <style:style style:name="P76" style:family="paragraph" style:parent-style-name="Standard">
      <style:text-properties fo:font-style="italic" officeooo:paragraph-rsid="000a1d46" style:font-style-asian="italic" style:font-style-complex="italic"/>
    </style:style>
    <style:style style:name="P77" style:family="paragraph" style:parent-style-name="Standard">
      <style:text-properties fo:font-style="italic" officeooo:rsid="000a81ff" officeooo:paragraph-rsid="000a81ff" style:font-style-asian="italic" style:font-style-complex="italic"/>
    </style:style>
    <style:style style:name="P78" style:family="paragraph" style:parent-style-name="Standard">
      <style:text-properties fo:font-style="italic" officeooo:rsid="002ca8cc" officeooo:paragraph-rsid="002ca8cc" style:font-style-asian="italic" style:font-style-complex="italic"/>
    </style:style>
    <style:style style:name="P79" style:family="paragraph" style:parent-style-name="Standard">
      <style:text-properties fo:font-style="italic" officeooo:rsid="0033a09a" officeooo:paragraph-rsid="0033a09a" style:font-style-asian="italic" style:font-style-complex="italic"/>
    </style:style>
    <style:style style:name="P80" style:family="paragraph" style:parent-style-name="Standard">
      <style:text-properties officeooo:paragraph-rsid="000c2811"/>
    </style:style>
    <style:style style:name="P81" style:family="paragraph" style:parent-style-name="Standard">
      <style:text-properties officeooo:rsid="000dfa22" officeooo:paragraph-rsid="000dfa22"/>
    </style:style>
    <style:style style:name="P82" style:family="paragraph" style:parent-style-name="Standard">
      <style:text-properties officeooo:paragraph-rsid="000dfa22"/>
    </style:style>
    <style:style style:name="P83" style:family="paragraph" style:parent-style-name="Standard">
      <style:text-properties officeooo:paragraph-rsid="00128142"/>
    </style:style>
    <style:style style:name="P84" style:family="paragraph" style:parent-style-name="Standard">
      <style:text-properties officeooo:paragraph-rsid="001ca9b8"/>
    </style:style>
    <style:style style:name="P85" style:family="paragraph" style:parent-style-name="Standard">
      <style:text-properties officeooo:paragraph-rsid="00176c9f"/>
    </style:style>
    <style:style style:name="P86" style:family="paragraph" style:parent-style-name="Standard">
      <style:text-properties officeooo:paragraph-rsid="002ca8cc"/>
    </style:style>
    <style:style style:name="P87" style:family="paragraph" style:parent-style-name="Standard">
      <style:text-properties officeooo:paragraph-rsid="00327cb8"/>
    </style:style>
    <style:style style:name="P88" style:family="paragraph" style:parent-style-name="Standard">
      <style:text-properties officeooo:paragraph-rsid="00374691"/>
    </style:style>
    <style:style style:name="P89" style:family="paragraph" style:parent-style-name="Standard">
      <style:text-properties officeooo:rsid="00387269" officeooo:paragraph-rsid="00387269"/>
    </style:style>
    <style:style style:name="P90" style:family="paragraph" style:parent-style-name="Standard">
      <style:text-properties officeooo:paragraph-rsid="003886b7"/>
    </style:style>
    <style:style style:name="P91" style:family="paragraph" style:parent-style-name="Standard">
      <style:text-properties officeooo:paragraph-rsid="0040f1a7"/>
    </style:style>
    <style:style style:name="P92" style:family="paragraph" style:parent-style-name="Standard">
      <style:text-properties officeooo:rsid="00433d20" officeooo:paragraph-rsid="00433d20"/>
    </style:style>
    <style:style style:name="P93" style:family="paragraph" style:parent-style-name="Standard">
      <style:text-properties officeooo:paragraph-rsid="005380cb"/>
    </style:style>
    <style:style style:name="P94" style:family="paragraph" style:parent-style-name="Standard">
      <style:text-properties officeooo:paragraph-rsid="00110cdb"/>
    </style:style>
    <style:style style:name="P95" style:family="paragraph" style:parent-style-name="Standard">
      <style:text-properties officeooo:paragraph-rsid="00546ee3"/>
    </style:style>
    <style:style style:name="P96" style:family="paragraph" style:parent-style-name="Standard">
      <style:text-properties officeooo:paragraph-rsid="00558453"/>
    </style:style>
    <style:style style:name="P97" style:family="paragraph" style:parent-style-name="Standard">
      <style:text-properties officeooo:paragraph-rsid="00562c6a"/>
    </style:style>
    <style:style style:name="P98" style:family="paragraph" style:parent-style-name="Standard">
      <style:text-properties fo:language="fr" fo:country="FR" fo:font-style="normal" fo:font-weight="normal" officeooo:rsid="00562c6a" officeooo:paragraph-rsid="00562c6a" style:font-style-asian="normal" style:font-weight-asian="normal" style:font-style-complex="normal" style:font-weight-complex="normal"/>
    </style:style>
    <style:style style:name="P99" style:family="paragraph" style:parent-style-name="Standard">
      <style:text-properties fo:language="fr" fo:country="FR" fo:font-style="normal" fo:font-weight="normal" officeooo:rsid="00581d8f" officeooo:paragraph-rsid="00581d8f" style:font-style-asian="normal" style:font-weight-asian="normal" style:font-style-complex="normal" style:font-weight-complex="normal"/>
    </style:style>
    <style:style style:name="P100" style:family="paragraph" style:parent-style-name="Standard">
      <style:text-properties fo:language="fr" fo:country="FR" fo:font-style="normal" fo:font-weight="normal" officeooo:rsid="00433d20" officeooo:paragraph-rsid="00433d20" style:font-style-asian="normal" style:font-weight-asian="normal" style:font-style-complex="normal" style:font-weight-complex="normal"/>
    </style:style>
    <style:style style:name="P101" style:family="paragraph" style:parent-style-name="Standard">
      <style:text-properties fo:language="fr" fo:country="FR" fo:font-style="normal" fo:font-weight="normal" officeooo:rsid="0040f1a7" officeooo:paragraph-rsid="0040f1a7" style:font-style-asian="normal" style:font-weight-asian="normal" style:font-style-complex="normal" style:font-weight-complex="normal"/>
    </style:style>
    <style:style style:name="P102" style:family="paragraph" style:parent-style-name="Standard">
      <style:text-properties officeooo:paragraph-rsid="005d0472"/>
    </style:style>
    <style:style style:name="P103" style:family="paragraph" style:parent-style-name="Standard">
      <style:text-properties officeooo:rsid="005d9f08" officeooo:paragraph-rsid="005d9f08"/>
    </style:style>
    <style:style style:name="P104" style:family="paragraph" style:parent-style-name="Standard">
      <style:text-properties officeooo:paragraph-rsid="005d9f08"/>
    </style:style>
    <style:style style:name="T1" style:family="text">
      <style:text-properties fo:language="fr" fo:country="FR"/>
    </style:style>
    <style:style style:name="T2" style:family="text">
      <style:text-properties fo:language="fr" fo:country="FR" officeooo:rsid="000a1d46"/>
    </style:style>
    <style:style style:name="T3" style:family="text">
      <style:text-properties fo:language="fr" fo:country="FR" officeooo:rsid="000a81ff"/>
    </style:style>
    <style:style style:name="T4" style:family="text">
      <style:text-properties fo:language="fr" fo:country="FR" fo:font-style="normal" style:font-style-asian="normal" style:font-style-complex="normal"/>
    </style:style>
    <style:style style:name="T5" style:family="text">
      <style:text-properties fo:language="fr" fo:country="FR" fo:font-style="normal" officeooo:rsid="000a81ff" style:font-style-asian="normal" style:font-style-complex="normal"/>
    </style:style>
    <style:style style:name="T6" style:family="text">
      <style:text-properties fo:language="fr" fo:country="FR" fo:font-style="normal" officeooo:rsid="000e5c27" style:font-style-asian="normal" style:font-style-complex="normal"/>
    </style:style>
    <style:style style:name="T7" style:family="text">
      <style:text-properties fo:language="fr" fo:country="FR" fo:font-style="normal" officeooo:rsid="003968b8" style:font-style-asian="normal" style:font-style-complex="normal"/>
    </style:style>
    <style:style style:name="T8" style:family="text">
      <style:text-properties fo:language="fr" fo:country="FR" fo:font-style="normal" fo:font-weight="normal" style:font-style-asian="normal" style:font-weight-asian="normal" style:font-style-complex="normal" style:font-weight-complex="normal"/>
    </style:style>
    <style:style style:name="T9" style:family="text">
      <style:text-properties fo:language="fr" fo:country="FR" fo:font-style="normal" fo:font-weight="normal" officeooo:rsid="001ca9b8" style:font-style-asian="normal" style:font-weight-asian="normal" style:font-style-complex="normal" style:font-weight-complex="normal"/>
    </style:style>
    <style:style style:name="T10" style:family="text">
      <style:text-properties fo:language="fr" fo:country="FR" fo:font-style="normal" fo:font-weight="normal" officeooo:rsid="001e34f2" style:font-style-asian="normal" style:font-weight-asian="normal" style:font-style-complex="normal" style:font-weight-complex="normal"/>
    </style:style>
    <style:style style:name="T11" style:family="text">
      <style:text-properties fo:language="fr" fo:country="FR" fo:font-style="normal" fo:font-weight="normal" officeooo:rsid="00327cb8" style:font-style-asian="normal" style:font-weight-asian="normal" style:font-style-complex="normal" style:font-weight-complex="normal"/>
    </style:style>
    <style:style style:name="T12" style:family="text">
      <style:text-properties fo:language="fr" fo:country="FR" fo:font-style="normal" fo:font-weight="normal" officeooo:rsid="003313f2" style:font-style-asian="normal" style:font-weight-asian="normal" style:font-style-complex="normal" style:font-weight-complex="normal"/>
    </style:style>
    <style:style style:name="T13" style:family="text">
      <style:text-properties fo:language="fr" fo:country="FR" fo:font-style="normal" fo:font-weight="normal" officeooo:rsid="003886b7" style:font-style-asian="normal" style:font-weight-asian="normal" style:font-style-complex="normal" style:font-weight-complex="normal"/>
    </style:style>
    <style:style style:name="T14" style:family="text">
      <style:text-properties fo:language="fr" fo:country="FR" fo:font-style="normal" fo:font-weight="normal" officeooo:rsid="0040f1a7" style:font-style-asian="normal" style:font-weight-asian="normal" style:font-style-complex="normal" style:font-weight-complex="normal"/>
    </style:style>
    <style:style style:name="T15" style:family="text">
      <style:text-properties fo:language="fr" fo:country="FR" fo:font-style="normal" fo:font-weight="normal" officeooo:rsid="00433d20" style:font-style-asian="normal" style:font-weight-asian="normal" style:font-style-complex="normal" style:font-weight-complex="normal"/>
    </style:style>
    <style:style style:name="T16" style:family="text">
      <style:text-properties fo:language="fr" fo:country="FR" fo:font-style="normal" fo:font-weight="normal" officeooo:rsid="004d4b23" style:font-style-asian="normal" style:font-weight-asian="normal" style:font-style-complex="normal" style:font-weight-complex="normal"/>
    </style:style>
    <style:style style:name="T17" style:family="text">
      <style:text-properties fo:language="fr" fo:country="FR" fo:font-style="normal" fo:font-weight="normal" officeooo:rsid="0050b97b" style:font-style-asian="normal" style:font-weight-asian="normal" style:font-style-complex="normal" style:font-weight-complex="normal"/>
    </style:style>
    <style:style style:name="T18" style:family="text">
      <style:text-properties fo:language="fr" fo:country="FR" fo:font-style="normal" fo:font-weight="normal" officeooo:rsid="00524073" style:font-style-asian="normal" style:font-weight-asian="normal" style:font-style-complex="normal" style:font-weight-complex="normal"/>
    </style:style>
    <style:style style:name="T19" style:family="text">
      <style:text-properties fo:language="fr" fo:country="FR" fo:font-style="normal" fo:font-weight="normal" officeooo:rsid="00546ee3" style:font-style-asian="normal" style:font-weight-asian="normal" style:font-style-complex="normal" style:font-weight-complex="normal"/>
    </style:style>
    <style:style style:name="T20" style:family="text">
      <style:text-properties fo:language="fr" fo:country="FR" fo:font-style="normal" fo:font-weight="normal" officeooo:rsid="0040328d" style:font-style-asian="normal" style:font-weight-asian="normal" style:font-style-complex="normal" style:font-weight-complex="normal"/>
    </style:style>
    <style:style style:name="T21" style:family="text">
      <style:text-properties fo:language="fr" fo:country="FR" fo:font-style="normal" fo:font-weight="normal" officeooo:rsid="00558453" style:font-style-asian="normal" style:font-weight-asian="normal" style:font-style-complex="normal" style:font-weight-complex="normal"/>
    </style:style>
    <style:style style:name="T22" style:family="text">
      <style:text-properties fo:language="fr" fo:country="FR" fo:font-style="normal" fo:font-weight="normal" officeooo:rsid="00562c6a" style:font-style-asian="normal" style:font-weight-asian="normal" style:font-style-complex="normal" style:font-weight-complex="normal"/>
    </style:style>
    <style:style style:name="T23" style:family="text">
      <style:text-properties fo:language="fr" fo:country="FR" fo:font-style="normal" fo:font-weight="normal" officeooo:rsid="0056705c" style:font-style-asian="normal" style:font-weight-asian="normal" style:font-style-complex="normal" style:font-weight-complex="normal"/>
    </style:style>
    <style:style style:name="T24" style:family="text">
      <style:text-properties fo:language="fr" fo:country="FR" fo:font-style="normal" fo:font-weight="normal" officeooo:rsid="00581d8f" style:font-style-asian="normal" style:font-weight-asian="normal" style:font-style-complex="normal" style:font-weight-complex="normal"/>
    </style:style>
    <style:style style:name="T25" style:family="text">
      <style:text-properties fo:language="fr" fo:country="FR" fo:font-style="normal" fo:font-weight="normal" officeooo:rsid="005d0472" style:font-style-asian="normal" style:font-weight-asian="normal" style:font-style-complex="normal" style:font-weight-complex="normal"/>
    </style:style>
    <style:style style:name="T26" style:family="text">
      <style:text-properties fo:language="fr" fo:country="FR" fo:font-style="normal" fo:font-weight="normal" officeooo:rsid="005d9f08" style:font-style-asian="normal" style:font-weight-asian="normal" style:font-style-complex="normal" style:font-weight-complex="normal"/>
    </style:style>
    <style:style style:name="T27" style:family="text">
      <style:text-properties fo:language="fr" fo:country="FR" officeooo:rsid="000c2811"/>
    </style:style>
    <style:style style:name="T28" style:family="text">
      <style:text-properties fo:language="fr" fo:country="FR" fo:font-style="italic" fo:font-weight="normal" style:font-style-asian="italic" style:font-weight-asian="normal" style:font-style-complex="italic" style:font-weight-complex="normal"/>
    </style:style>
    <style:style style:name="T29" style:family="text">
      <style:text-properties fo:language="fr" fo:country="FR" fo:font-style="italic" fo:font-weight="normal" officeooo:rsid="00387269" style:font-style-asian="italic" style:font-weight-asian="normal" style:font-style-complex="italic" style:font-weight-complex="normal"/>
    </style:style>
    <style:style style:name="T30" style:family="text">
      <style:text-properties fo:language="fr" fo:country="FR" fo:font-style="italic" fo:font-weight="normal" officeooo:rsid="00374691" style:font-style-asian="italic" style:font-weight-asian="normal" style:font-style-complex="italic" style:font-weight-complex="normal"/>
    </style:style>
    <style:style style:name="T31" style:family="text">
      <style:text-properties fo:language="fr" fo:country="FR" fo:font-style="italic" fo:font-weight="normal" officeooo:rsid="00523ca4" style:font-style-asian="italic" style:font-weight-asian="normal" style:font-style-complex="italic" style:font-weight-complex="normal"/>
    </style:style>
    <style:style style:name="T32" style:family="text">
      <style:text-properties fo:language="fr" fo:country="FR" officeooo:rsid="000dfa22"/>
    </style:style>
    <style:style style:name="T33" style:family="text">
      <style:text-properties fo:language="fr" fo:country="FR" officeooo:rsid="000e5c27"/>
    </style:style>
    <style:style style:name="T34" style:family="text">
      <style:text-properties fo:language="fr" fo:country="FR" officeooo:rsid="000e6ae4"/>
    </style:style>
    <style:style style:name="T35" style:family="text">
      <style:text-properties fo:language="fr" fo:country="FR" officeooo:rsid="00128142"/>
    </style:style>
    <style:style style:name="T36" style:family="text">
      <style:text-properties fo:language="fr" fo:country="FR" officeooo:rsid="0013727f"/>
    </style:style>
    <style:style style:name="T37" style:family="text">
      <style:text-properties fo:language="fr" fo:country="FR" officeooo:rsid="0015f759"/>
    </style:style>
    <style:style style:name="T38" style:family="text">
      <style:text-properties fo:language="fr" fo:country="FR" officeooo:rsid="002004b1"/>
    </style:style>
    <style:style style:name="T39" style:family="text">
      <style:text-properties fo:language="fr" fo:country="FR" officeooo:rsid="00176c9f"/>
    </style:style>
    <style:style style:name="T40" style:family="text">
      <style:text-properties fo:language="fr" fo:country="FR" officeooo:rsid="0023b0cc"/>
    </style:style>
    <style:style style:name="T41" style:family="text">
      <style:text-properties fo:language="fr" fo:country="FR" fo:font-weight="normal" style:font-weight-asian="normal" style:font-weight-complex="normal"/>
    </style:style>
    <style:style style:name="T42" style:family="text">
      <style:text-properties fo:language="fr" fo:country="FR" fo:font-weight="normal" officeooo:rsid="00288d20" style:font-weight-asian="normal" style:font-weight-complex="normal"/>
    </style:style>
    <style:style style:name="T43" style:family="text">
      <style:text-properties fo:language="fr" fo:country="FR" fo:font-weight="normal" officeooo:rsid="00291b6e" style:font-weight-asian="normal" style:font-weight-complex="normal"/>
    </style:style>
    <style:style style:name="T44" style:family="text">
      <style:text-properties fo:language="fr" fo:country="FR" fo:font-weight="normal" officeooo:rsid="0029a00d" style:font-weight-asian="normal" style:font-weight-complex="normal"/>
    </style:style>
    <style:style style:name="T45" style:family="text">
      <style:text-properties fo:language="fr" fo:country="FR" fo:font-weight="normal" officeooo:rsid="002b49d8" style:font-weight-asian="normal" style:font-weight-complex="normal"/>
    </style:style>
    <style:style style:name="T46" style:family="text">
      <style:text-properties fo:language="fr" fo:country="FR" fo:font-weight="normal" officeooo:rsid="002ca8cc" style:font-weight-asian="normal" style:font-weight-complex="normal"/>
    </style:style>
    <style:style style:name="T47" style:family="text">
      <style:text-properties fo:language="fr" fo:country="FR" fo:font-weight="normal" officeooo:rsid="002e6d9d" style:font-weight-asian="normal" style:font-weight-complex="normal"/>
    </style:style>
    <style:style style:name="T48" style:family="text">
      <style:text-properties fo:language="fr" fo:country="FR" fo:font-weight="normal" officeooo:rsid="003313f2" style:font-weight-asian="normal" style:font-weight-complex="normal"/>
    </style:style>
    <style:style style:name="T49" style:family="text">
      <style:text-properties fo:language="fr" fo:country="FR" fo:font-weight="normal" officeooo:rsid="0049a615" style:font-weight-asian="normal" style:font-weight-complex="normal"/>
    </style:style>
    <style:style style:name="T50" style:family="text">
      <style:text-properties fo:language="fr" fo:country="FR" fo:font-weight="normal" officeooo:rsid="004b4ed2" style:font-weight-asian="normal" style:font-weight-complex="normal"/>
    </style:style>
    <style:style style:name="T51" style:family="text">
      <style:text-properties fo:language="fr" fo:country="FR" officeooo:rsid="002b49d8"/>
    </style:style>
    <style:style style:name="T52" style:family="text">
      <style:text-properties fo:language="fr" fo:country="FR" officeooo:rsid="0029a00d"/>
    </style:style>
    <style:style style:name="T53" style:family="text">
      <style:text-properties fo:language="fr" fo:country="FR" officeooo:rsid="005380cb"/>
    </style:style>
    <style:style style:name="T54" style:family="text">
      <style:text-properties fo:language="fr" fo:country="FR" officeooo:rsid="00597e00"/>
    </style:style>
    <style:style style:name="T55" style:family="text">
      <style:text-properties officeooo:rsid="000e6ae4"/>
    </style:style>
    <style:style style:name="T56" style:family="text">
      <style:text-properties officeooo:rsid="00128142"/>
    </style:style>
    <style:style style:name="T57" style:family="text">
      <style:text-properties officeooo:rsid="0015f759"/>
    </style:style>
    <style:style style:name="T58" style:family="text">
      <style:text-properties fo:font-style="italic" style:font-style-asian="italic" style:font-style-complex="italic"/>
    </style:style>
    <style:style style:name="T59" style:family="text">
      <style:text-properties fo:font-style="normal" style:font-style-asian="normal" style:font-style-complex="normal"/>
    </style:style>
    <style:style style:name="T60" style:family="text">
      <style:text-properties fo:font-style="normal" officeooo:rsid="0015f9a3" style:font-style-asian="normal" style:font-style-complex="normal"/>
    </style:style>
    <style:style style:name="T61" style:family="text">
      <style:text-properties fo:font-weight="normal" style:font-weight-asian="normal" style:font-weight-complex="normal"/>
    </style:style>
    <style:style style:name="T62" style:family="text">
      <style:text-properties fo:font-weight="normal" officeooo:rsid="002004b1" style:font-weight-asian="normal" style:font-weight-complex="normal"/>
    </style:style>
    <style:style style:name="T63" style:family="text">
      <style:text-properties fo:font-weight="normal" officeooo:rsid="004641d3" style:font-weight-asian="normal" style:font-weight-complex="normal"/>
    </style:style>
    <style:style style:name="T64" style:family="text">
      <style:text-properties officeooo:rsid="002059b4"/>
    </style:style>
    <style:style style:name="T65" style:family="text">
      <style:text-properties officeooo:rsid="0021297e"/>
    </style:style>
    <style:style style:name="T66" style:family="text">
      <style:text-properties officeooo:rsid="0021d418"/>
    </style:style>
    <style:style style:name="T67" style:family="text">
      <style:text-properties officeooo:rsid="00546e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ESENTATION]</text:p>
      <text:p text:style-name="P3"/>
      <text:p text:style-name="P4">Projet Androide, étudiants, encadrant</text:p>
      <text:p text:style-name="P4"/>
      <text:p text:style-name="P70">Bonjour nous allons vous présenter nos travaux effectués dans le cadre du projet androide, par yannis,sarah,lydia encadrés par olivier sigaud</text:p>
      <text:p text:style-name="P4"/>
      <text:p text:style-name="P6">[INTRODUCTION]</text:p>
      <text:p text:style-name="P4"/>
      <text:p text:style-name="P4">L'apprentissage par renforcement consiste en une recherche heuristique, dans un environnement</text:p>
      <text:p text:style-name="P4">donné, d'une stratégie permettant de maximiser une récompense.</text:p>
      <text:p text:style-name="P4"/>
      <text:p text:style-name="P2"><text:span text:style-name="T2">Cette recherche s'effectuant dans un espace en grande dimension, </text:span><text:span text:style-name="T27">on s’intéresse </text:span><text:span text:style-name="T2">au développement d'outils permettant de mieux </text:span><text:span text:style-name="T37">visualiser</text:span><text:span text:style-name="T2"> </text:span><text:span text:style-name="T27">ce processus.</text:span></text:p>
      <text:p text:style-name="P4"/>
      <text:p text:style-name="P76"><text:span text:style-name="T2"># </text:span><text:span text:style-name="T3">APPARITION PAYSAGE DE VALEUR</text:span></text:p>
      <text:p text:style-name="P4"/>
      <text:p text:style-name="P93"><text:span text:style-name="T2">En modifiant les paramètres de son réseau de neurones, </text:span><text:span text:style-name="T54">un modèle</text:span><text:span text:style-name="T2"> cherche a augmenter sa récompense. </text:span><text:span text:style-name="T53">Il</text:span><text:span text:style-name="T2"> se déplace dans son espace d’apprentissage. </text:span></text:p>
      <text:p text:style-name="P4"/>
      <text:p text:style-name="P76"><text:span text:style-name="T2"># </text:span><text:span text:style-name="T3">APPARITION TRAJECTOIRE</text:span></text:p>
      <text:p text:style-name="P4"/>
      <text:p text:style-name="P4">On peut enregistrer ses paramètres pas à pas, donnant alors une trace de sa trajectoire.</text:p>
      <text:p text:style-name="P4"/>
      <text:p text:style-name="P76"><text:span text:style-name="T2"># </text:span><text:span text:style-name="T3">APPARITION TEXTE COTE</text:span></text:p>
      <text:p text:style-name="P4"/>
      <text:p text:style-name="P1"><text:span text:style-name="T1">Cet espace d’apprentissage </text:span><text:span text:style-name="T32">étant </text:span><text:span text:style-name="T1">en grande dimension, il n’est pas possible de se le représenter intuitivement.</text:span></text:p>
      <text:p text:style-name="P4"/>
      <text:p text:style-name="P81"><text:span text:style-name="T38">C’est pourquoi l</text:span><text:span text:style-name="T1">ors de ce projet, nous nous sommes intéressé au développement d’outils permettant de visualiser la trajectoire du modèle, ainsi que ses alentours.</text:span></text:p>
      <text:p text:style-name="P4"/>
      <text:p text:style-name="P76"><text:span text:style-name="T2"># </text:span><text:span text:style-name="T3">APPARITION PLAN</text:span></text:p>
      <text:p text:style-name="P4"/>
      <text:p text:style-name="P82"><text:span text:style-name="T2">Dans un premier temps, nous décrirons deux méthodes de visualisations de l’espace </text:span><text:span text:style-name="T38">p</text:span><text:span text:style-name="T2">uis la structure de notre implémentation.</text:span></text:p>
      <text:p text:style-name="P5">Ensuite, nous procéderons à un exemple d’exploitation de ces outils.</text:p>
      <text:p text:style-name="P5">Enfin, nous développerons des idées de travaux futurs, pour aller plus loin dans le projet.</text:p>
      <text:p text:style-name="P4"/>
      <text:p text:style-name="P73"><text:span text:style-name="T1">[</text:span><text:span text:style-name="T3">PRESENTATION METHODES</text:span><text:span text:style-name="T1">]</text:span></text:p>
      <text:p text:style-name="P4"/>
      <text:p text:style-name="P67">[LIGNE]</text:p>
      <text:p text:style-name="P67"/>
      <text:p text:style-name="P43"># TEXTE</text:p>
      <text:p text:style-name="P68">Nous présentons dans cette partie le principe de méthodes de visualisation de cet espace.</text:p>
      <text:p text:style-name="P68"/>
      <text:p text:style-name="P68">Ces méthodes consistent à visualiser un aperçu de l’espace d’apprentissage, de grande dimension (dimension N), en dimension 2 ou 3.</text:p>
      <text:p text:style-name="P68"/>
      <text:p text:style-name="P71"><text:span text:style-name="T1">La première : méthode de l’étude de gradient, permet d’observer un aperçu de la trajectoire d’un modèle ; la seconde : Vignette, permet une visualisation partielle de </text:span><text:span text:style-name="T33">ses alentours</text:span><text:span text:style-name="T1">.</text:span></text:p>
      <text:p text:style-name="P68"/>
      <text:p text:style-name="P72"><text:soft-page-break/><text:span text:style-name="T3"><text:s/>Ces méthodes reposent sur un échantillonnage de droites, agencées </text:span><text:span text:style-name="T33">sous forme de</text:span><text:span text:style-name="T3"> ligne</text:span><text:span text:style-name="T33">s</text:span><text:span text:style-name="T3"> pour former des images.</text:span></text:p>
      <text:p text:style-name="P68"/>
      <text:p text:style-name="P43"># LIGNE</text:p>
      <text:p text:style-name="P15">Ces dernières sont crées comme suit :</text:p>
      <text:p text:style-name="P15"/>
      <text:p text:style-name="P43"># DEUX POINTS</text:p>
      <text:p text:style-name="P72"><text:span text:style-name="T6">Soient </text:span><text:span text:style-name="T5">deux points dans l’espace d’apprentissage, on trace la droite les reliant.</text:span></text:p>
      <text:p text:style-name="P15"/>
      <text:p text:style-name="P77"><text:span text:style-name="T3"># </text:span><text:span text:style-name="T1">DROITE</text:span></text:p>
      <text:p text:style-name="P72"><text:span text:style-name="T5">On discrétise ensuite ces droites à une fréquence entrée par l’utilisateur. </text:span><text:span text:style-name="T6">Plus cette fréquence est grande, plus la visualisation du paysage de valeur est précise.</text:span></text:p>
      <text:p text:style-name="P14"/>
      <text:p text:style-name="P44"># APPARITION IMG</text:p>
      <text:p text:style-name="P13">On évalue ensuite chacun de ces échantillons. <text:span text:style-name="T55">L</text:span>eur récompense est alors quantifiée par un code couleur.</text:p>
      <text:p text:style-name="P14"/>
      <text:p text:style-name="P10">[GRADIENT]</text:p>
      <text:p text:style-name="P67"/>
      <text:p text:style-name="P44"># TEXT</text:p>
      <text:p text:style-name="P80"><text:span text:style-name="T27">La méthode d’étude de gradient permet de suivre la trajectoire d’un modèle lors </text:span><text:span text:style-name="T34">de l’apprentissage</text:span><text:span text:style-name="T27">.</text:span></text:p>
      <text:p text:style-name="P67"/>
      <text:p text:style-name="P67">Il permet, grâce à l’échantillonnage de droites présenté précédemment, de connaître les structures qu’il traverse, et de comparer les directions qui ont été prises entre chaque pas.</text:p>
      <text:p text:style-name="P67"/>
      <text:p text:style-name="P44"># POINT</text:p>
      <text:p text:style-name="P67">Soit un point dans l’espace d’apprentissage.</text:p>
      <text:p text:style-name="P67"/>
      <text:p text:style-name="P36">Alors qu’il se déplace, l’utilisateur enregistre sa position à intervalle régulier.</text:p>
      <text:p text:style-name="P36"/>
      <text:p text:style-name="P42"># TRANSITION SUR LE COTE</text:p>
      <text:p text:style-name="P38">L’étude de gradient consiste à, pas à pas, échantillonner une droite entre chacun de ses points.</text:p>
      <text:p text:style-name="P37"/>
      <text:p text:style-name="P38">Pas à pas, on visualise le paysage traversé par le modèle.</text:p>
      <text:p text:style-name="P38"/>
      <text:p text:style-name="P41"># FIN DE DIRECTIONS</text:p>
      <text:p text:style-name="P94">En réalité, on tire une droite plus grande que le simple segment entre deux politiques. On indique alors en rouge et en vert la position relative du modèle entre chaque pas.</text:p>
      <text:p text:style-name="P38"/>
      <text:p text:style-name="P41"># ANGLE</text:p>
      <text:p text:style-name="P38">On peut aussi indiquer une mesure de l’angle <text:span text:style-name="T64">pris entre chaque pas en calculant</text:span><text:span text:style-name="T56"> le produit scalaire normalisé entre chaque direction.</text:span></text:p>
      <text:p text:style-name="P38"/>
      <text:p text:style-name="P41"># SWIMMER</text:p>
      <text:p text:style-name="P39">Voici un exemple, d’étude de gradient sur 40 étapes pour l’environnement Swimmer, entraîné sous l’algorithme SAC sur 10.000 pas.</text:p>
      <text:p text:style-name="P39"/>
      <text:p text:style-name="P40">On constate que le modèle évolue dans une zone de récompense plutôt uniforme, à vitesse constante.</text:p>
      <text:p text:style-name="P39"/>
      <text:p text:style-name="P83"><text:soft-page-break/><text:span text:style-name="T35">On </text:span><text:span text:style-name="T36">remarque</text:span><text:span text:style-name="T35"> que cet outil peut nous renseigner </text:span><text:span text:style-name="T36">efficacement</text:span><text:span text:style-name="T35">, sous forme d’image, sur le processus de descente de gradient. Grâce à lui, on connaît les changements d’angle, les tâtonnements du modèle lors de son apprentissage.</text:span></text:p>
      <text:p text:style-name="P39"/>
      <text:p text:style-name="P11">[VIGNETTE]</text:p>
      <text:p text:style-name="P69"/>
      <text:p text:style-name="P45"># TEXT</text:p>
      <text:p text:style-name="P39"/>
      <text:p text:style-name="P53">La méthode précédente est utile pour synthétiser une trajectoire, <text:span text:style-name="T57">cependant il peut être pertinent d’obtenir une vision plus globale de l’espace d’apprentissage.</text:span></text:p>
      <text:p text:style-name="P53"/>
      <text:p text:style-name="P54">L’outil Vignette donne un aperçu des alentours du modèle.</text:p>
      <text:p text:style-name="P54"/>
      <text:p text:style-name="P54">Il permet notamment de détecter des structures dans les environs proches d’un modèle. De plus, grâce à Vignette, on peut situer un ensemble d’autres points dans l’environnement observé.</text:p>
      <text:p text:style-name="P38"/>
      <text:p text:style-name="P54"># POINT</text:p>
      <text:p text:style-name="P54"/>
      <text:p text:style-name="P54">Soit un point dans l’espace d’apprentissage, représentant la politique d’un modèle.</text:p>
      <text:p text:style-name="P54"/>
      <text:p text:style-name="P54">On souhaite le situer dans celui-ci par rapport à un <text:span text:style-name="T65">ensemble</text:span> d’autres points.</text:p>
      <text:p text:style-name="P54"/>
      <text:p text:style-name="P54">Vignette consiste à, dans la boule unité centrée en ce point, <text:span text:style-name="T58">#DROITES</text:span><text:span text:style-name="T59">, tirer aléatoirement un ensemble de droites.</text:span></text:p>
      <text:p text:style-name="P16"/>
      <text:p text:style-name="P16">Pour pouvoir inclure les autres points dans la Vignette, la prochaine étape consiste à ajuster sa portée.</text:p>
      <text:p text:style-name="P16"/>
      <text:p text:style-name="P16">On remarque que cela à pour conséquence de réduire la fréquence d’échantillonnage des droites tirées.</text:p>
      <text:p text:style-name="P16"/>
      <text:p text:style-name="P54"><text:span text:style-name="T59">Tous les points sont alors situés dans la boule correspondant à Vignette. Il suffit alors de </text:span><text:span text:style-name="T60">faire passer les droites, correspondant à la sortie, en ces points. Par chaque point, on fait passer la direction tirée aléatoirement qui en était la plus proche.</text:span></text:p>
      <text:p text:style-name="P55"/>
      <text:p text:style-name="P56">L’exemple suivant correspond à la Vignette de l’environnement Pendulum sous l’algorithme SAC à 5.000 pas. Nous verrons plus tard une version 3D de cette sortie.</text:p>
      <text:p text:style-name="P56"/>
      <text:p text:style-name="P56"># TEXT</text:p>
      <text:p text:style-name="P56">On rappelle que l’espace d’apprentissage est un espace en dimension N, dimension <text:span text:style-name="T66">du</text:span> réseau de neurones.</text:p>
      <text:p text:style-name="P56"/>
      <text:p text:style-name="P85"><text:span text:style-name="T39">On remarque sur l’exemple que cette méthode, bien que proposant une visualisation partielle de </text:span><text:span text:style-name="T40">l’espace</text:span><text:span text:style-name="T39">, permet de faire apparaître les structures environnantes au modèle.</text:span></text:p>
      <text:p text:style-name="P56"/>
      <text:p text:style-name="P57">Nous reviendrons sur cet exemple dans une prochaine partie.</text:p>
      <text:p text:style-name="P57"/>
      <text:p text:style-name="P7">[STRUCTURE]</text:p>
      <text:p text:style-name="P59"/>
      <text:p text:style-name="P46"># TITRE</text:p>
      <text:p text:style-name="P84"><text:span text:style-name="T9">Nous développons à présent la structure de l’implémentation de </text:span><text:span text:style-name="T10">nos</text:span><text:span text:style-name="T9"> outils.</text:span></text:p>
      <text:p text:style-name="P19"/>
      <text:p text:style-name="P8"><text:soft-page-break/><text:span text:style-name="T61">Lors de notre projet, nous avons fait le choix d'o</text:span><text:span text:style-name="T62">ff</text:span><text:span text:style-name="T61">rir à l'utilisateur toutes les fonctionnalités</text:span></text:p>
      <text:p text:style-name="P8"><text:span text:style-name="T61">nécessaires pour e</text:span><text:span text:style-name="T62">ff</text:span><text:span text:style-name="T61">ectuer une analyse complète du paysage de valeurs d'un environnement et</text:span></text:p>
      <text:p text:style-name="P60">d'un algorithme.</text:p>
      <text:p text:style-name="P60"/>
      <text:p text:style-name="P60">Ainsi, nous proposons un ensemble de fonctionnalités permettant d'aller de l'entraînement</text:p>
      <text:p text:style-name="P8"><text:span text:style-name="T61">d'un modèle jusqu'à l'a</text:span><text:span text:style-name="T62">ffi</text:span><text:span text:style-name="T61">chage des résultats.</text:span></text:p>
      <text:p text:style-name="P60"/>
      <text:p text:style-name="P61">Nous permettons à l’utilisateur, de rentrer ses propres politiques, à condition d’utiliser les bons formats.</text:p>
      <text:p text:style-name="P61"/>
      <text:p text:style-name="P9"><text:span text:style-name="T61">Le programme est </text:span><text:span text:style-name="T63">facilement</text:span><text:span text:style-name="T61"> modulable. </text:span><text:span text:style-name="T63">L’utilisateur </text:span><text:span text:style-name="T61">peut implémenter ses propres fonctionnalités, ou développer ses propres outils.</text:span></text:p>
      <text:p text:style-name="P61"/>
      <text:p text:style-name="P58"># SB3</text:p>
      <text:p text:style-name="P58">Pour cela, nous avons complètement réécris le code des années précédentes.</text:p>
      <text:p text:style-name="P58"/>
      <text:p text:style-name="P58">Nous avons procédé à son portage sous la librairie stable-baselines-3, librairie aux diverses implémentations d’apprentissage par renforcement, et au code documenté.</text:p>
      <text:p text:style-name="P58"/>
      <text:p text:style-name="P58">Ainsi, l’utilisateur peut choisir son environnement et l’algorithme d’apprentissage qu’il souhaite utiliser.</text:p>
      <text:p text:style-name="P60"/>
      <text:p text:style-name="P62"># PROCESSUS</text:p>
      <text:p text:style-name="P62">L’utilisation des outils s’effectue en 3 phases :</text:p>
      <text:p text:style-name="P62">Une phase de préparation, durant laquelle l’utilisateur prépare les entrées ;</text:p>
      <text:p text:style-name="P62">Une phase de calcul des outils ;</text:p>
      <text:p text:style-name="P62">Une phase de sauvegarde des résultats.</text:p>
      <text:p text:style-name="P62"/>
      <text:p text:style-name="P62"># PREPARATION</text:p>
      <text:p text:style-name="P62">Lors de la phase de préparation, l’utilisateur prépare les entrées des outils. Grâce aux fichiers disponibles dans le projet, il peut entraîner son modèle ou mettre au bon format ses propres politiques.</text:p>
      <text:p text:style-name="P62"/>
      <text:p text:style-name="P63">Ensuite, ses entrées sont traitées par les outils, étude de gradient ou Vignette. Cette étape peut durer plusieurs heures.</text:p>
      <text:p text:style-name="P63"/>
      <text:p text:style-name="P86"><text:span text:style-name="T42">Enfin, </text:span><text:span text:style-name="T43">les données sont sauvegardées </text:span><text:span text:style-name="T44">dans des objets SavedVignette ou SavedGradient. </text:span></text:p>
      <text:p text:style-name="P64"/>
      <text:p text:style-name="P74"><text:span text:style-name="T51">[</text:span><text:span text:style-name="T52">COULEUR]</text:span></text:p>
      <text:p text:style-name="P64"/>
      <text:p text:style-name="P78"><text:span text:style-name="T44"># </text:span><text:span text:style-name="T41">TEXT</text:span></text:p>
      <text:p text:style-name="P86"><text:span text:style-name="T45">C</text:span><text:span text:style-name="T46">es </text:span><text:span text:style-name="T49">objets</text:span><text:span text:style-name="T45"> peuvent être chargés à posteriori pour traitement. </text:span></text:p>
      <text:p text:style-name="P65"/>
      <text:p text:style-name="P86"><text:span text:style-name="T45">Grâce à cette implémentation, l’utilisateur peut rajouter ses propres méthodes, </text:span><text:span text:style-name="T46">ou personnaliser celles existantes</text:span><text:span text:style-name="T45">.</text:span></text:p>
      <text:p text:style-name="P66"/>
      <text:p text:style-name="P86"><text:span text:style-name="T45">C</text:span><text:span text:style-name="T46">ependant </text:span><text:span text:style-name="T47">l</text:span><text:span text:style-name="T46">es données </text:span><text:span text:style-name="T50">sauvegardées </text:span><text:span text:style-name="T46">sont lourdes en mémoire. Elles peuvent atteindre la centaine de mégas. </text:span><text:span text:style-name="T47">Au vu de la durée d’exécution de la phase de calcul, et des nombreux essaies que pourrait être amené à faire l’utilisateur pour ses méthodes, nous avons choisi de privilégier un format lent en compression mais rapide en décompression. </text:span></text:p>
      <text:p text:style-name="P12"/>
      <text:p text:style-name="P47"># GRADIENT</text:p>
      <text:p text:style-name="P20"><text:soft-page-break/>L’utilisateur peut par exemple changer le code couleur utilisé pour lors de l’affichage.</text:p>
      <text:p text:style-name="P20"/>
      <text:p text:style-name="P20">Nous avons constaté que cela était une fonctionnalité utile, car en fonction de l’écran utilisé, ou dans le cas de personnes malvoyantes, la lisibilité influait sur l’analyse des résultats.</text:p>
      <text:p text:style-name="P20"/>
      <text:p text:style-name="P87"><text:span text:style-name="T11">Comme nous l’avons vu précédemment, dans l’environnement Swimmer sous l’algorithme SAC de 250 à 10.000 pas, le modèle avance en tâtonnant dans une zone homogène. </text:span><text:span text:style-name="T12">Grâce aux différentes palettes de couleur, on constate de plus que celui-ci avance dans une mauvaise direction </text:span><text:span text:style-name="T17">car il réduit sa récompense</text:span><text:span text:style-name="T16">.</text:span></text:p>
      <text:p text:style-name="P21"/>
      <text:p text:style-name="P79"><text:span text:style-name="T48"># </text:span><text:span text:style-name="T41">VIGNETTE</text:span></text:p>
      <text:p text:style-name="P22">De même ici, on aperçoit bien les structures autour du modèle. On distingue clairement les zones à fortes ou à basses récompense.</text:p>
      <text:p text:style-name="P22"/>
      <text:p text:style-name="P23">Au vu de la différence d’appréciation, nous avons décidé d’implémenter une visualisation interactive, en 3D des Vignettes. Nous montrerons son utilisation dans la partie suivante.</text:p>
      <text:p text:style-name="P23"/>
      <text:p text:style-name="P33">[DEMONSTRATION]</text:p>
      <text:p text:style-name="P33"/>
      <text:p text:style-name="P48"># TEXT</text:p>
      <text:p text:style-name="P23">Grâce à la phase de sauvegarde, il est facile d’implémenter de nouvelles fonctionnalités.</text:p>
      <text:p text:style-name="P23"/>
      <text:p text:style-name="P23">Comme évoqué précédemment, nous avons développé une version interactive de l’outil Vignette, en trois dimensions. Cette visualisation permet une meilleur appréhension des structures de l’environnement.</text:p>
      <text:p text:style-name="P23"/>
      <text:p text:style-name="P88"><text:span text:style-name="T29">[</text:span><text:span text:style-name="T30">DEMO DIRECTE </text:span><text:span text:style-name="T31">3D</text:span><text:span text:style-name="T29">]</text:span></text:p>
      <text:p text:style-name="P49"/>
      <text:p text:style-name="P89"><text:span text:style-name="T29"># </text:span><text:span text:style-name="T28">ROTATION</text:span></text:p>
      <text:p text:style-name="P24">L’utilisateur peut se déplacer dans cette visualisation.</text:p>
      <text:p text:style-name="P25"/>
      <text:p text:style-name="P25"># VUE DE DESSUS</text:p>
      <text:p text:style-name="P25">On remarque que en vue de dessus, on retrouve bien la Vignette 2D.</text:p>
      <text:p text:style-name="P25"/>
      <text:p text:style-name="P26"># SLIDERS</text:p>
      <text:p text:style-name="P90"><text:span text:style-name="T13">De plus, l’utilisateur peut définir des curseurs, pour pouvoir tra</text:span><text:span text:style-name="T18">ns</text:span><text:span text:style-name="T13">former le paysage en temps réel.</text:span></text:p>
      <text:p text:style-name="P26"/>
      <text:p text:style-name="P26">Il peut par exemple régler l’opacité des surfaces pour laisser apparaître les politiques d’entrée. Immédiatement, on peut observer le processus de montée de gradient, de 500 pas en 500 pas.</text:p>
      <text:p text:style-name="P26"/>
      <text:p text:style-name="P26">Grâce aux droites tirées dans la boule autour du modèle n°5000, on constate que celui-ci est monté lors de son apprentissage vers des zones à haute récompense.</text:p>
      <text:p text:style-name="P27"/>
      <text:p text:style-name="P75"><text:span text:style-name="T7">[</text:span><text:span text:style-name="T4">FAISCEAUX]</text:span></text:p>
      <text:p text:style-name="P34"/>
      <text:p text:style-name="P50"># TITRE</text:p>
      <text:p text:style-name="P28">Nous présentons maintenant quelques idées de développement futurs à nos travaux.</text:p>
      <text:p text:style-name="P28"/>
      <text:p text:style-name="P51"># VITESSE</text:p>
      <text:p text:style-name="P28">Tout d’abord, concernant la vitesse de calcul des outils.</text:p>
      <text:p text:style-name="P28"/>
      <text:p text:style-name="P28"><text:soft-page-break/>Dans le cas de politiques stochastiques, les modèles sont soumis au problème de généralisation. Pour les évaluer, il convient alors de calculer leur performance moyenne sur un certain nombre d’échantillons.</text:p>
      <text:p text:style-name="P28"/>
      <text:p text:style-name="P28">Plus le nombre d’évaluations nécessaire est grand, plus les calculs des outils sont longs. L’utilisateur est alors contraint à un compromis entre précision et puissance de calcul disponible.</text:p>
      <text:p text:style-name="P28"/>
      <text:p text:style-name="P28">Pour pallier à ce problème, quelques solutions sont envisageables :</text:p>
      <text:p text:style-name="P28"><text:tab/>L’échantillonnage des différentes lignes étant indépendants entre eux, il est possible de les effectuer sur plusieurs coeurs.</text:p>
      <text:p text:style-name="P28"><text:tab/>De plus, l’utilisateur devrait pouvoir disposer de fonctionnalité de pause de calcul. Il devrait pouvoir sauvegarder des points de contrôle, pour reprendre des exécutions plus tard.</text:p>
      <text:p text:style-name="P28"><text:tab/>Nous pensons qu’il pourrait lui être utile de pouvoir effectuer les calculs en plusieurs passes, à différents niveaux de précision. Ainsi, les calculs seraient effectués à un niveau de précision croissant, permettant à l’utilisateur d’observer des résultats de plus en plus précis. Il pourrait alors observer des résultats préliminaires.</text:p>
      <text:p text:style-name="P25"/>
      <text:p text:style-name="P51"># FAISCEAUX</text:p>
      <text:p text:style-name="P51"/>
      <text:p text:style-name="P29">Nous présentons maintenant notre idée de fonctionnement pour un autre outil, la méthode des faisceaux.</text:p>
      <text:p text:style-name="P29"/>
      <text:p text:style-name="P30"># POINT</text:p>
      <text:p text:style-name="P30"/>
      <text:p text:style-name="P96"><text:span text:style-name="T21">Lors du processus d’apprentissage, l</text:span><text:span text:style-name="T19">’utilisateur sauvegarde les </text:span><text:span text:style-name="T21">différentes étapes </text:span><text:span text:style-name="T19">du modèle à </text:span><text:span text:style-name="T21">un intervalle de temps régulier.</text:span></text:p>
      <text:p text:style-name="P30"/>
      <text:p text:style-name="P32">Grâce à l’étude de gradient, il peut avoir un aperçu du chemin parcouru. </text:p>
      <text:p text:style-name="P32"/>
      <text:p text:style-name="P32">Cependant, pour obtenir une sortie plus concise et moins lourde, il peut espacer les échantillons utilisés pour le calcul. L’utilisateur augmente l’intervalle de temps entre chaque échantillon.</text:p>
      <text:p text:style-name="P32"/>
      <text:p text:style-name="P95"><text:span text:style-name="T21">Or, p</text:span><text:span text:style-name="T19">l</text:span><text:span text:style-name="T20">us </text:span><text:span text:style-name="T19">ce</text:span><text:span text:style-name="T21">ux</text:span><text:span text:style-name="T19">-ci </text:span><text:span text:style-name="T20">sont espacé</text:span><text:span text:style-name="T23">s,</text:span><text:span text:style-name="T20"> moins les visualisations proposées sont pertinentes. </text:span><text:span text:style-name="T21">Moins celles</text:span><text:span text:style-name="T20">-ci nous informent sur l'environnement dans lequel l’</text:span><text:span text:style-name="T23">apprentissage</text:span><text:span text:style-name="T20"> a été effectuée.</text:span></text:p>
      <text:p text:style-name="P30"/>
      <text:p text:style-name="P17"># ROTATION</text:p>
      <text:p text:style-name="P17"/>
      <text:p text:style-name="P97"><text:span text:style-name="T22">Si l’utilisateur souhaite observer le paysage d’un bout à l’autre de cette trajectoire, </text:span><text:span text:style-name="T14">du fait de la faible fréquence de sauvegarde, ni l’</text:span><text:span text:style-name="T24">étude</text:span><text:span text:style-name="T14"> de gradient, ni Vignett</text:span><text:span text:style-name="T24">e</text:span><text:span text:style-name="T14"> ne </text:span><text:span text:style-name="T21">sont satisfaisant</text:span><text:span text:style-name="T22">s.</text:span></text:p>
      <text:p text:style-name="P98"/>
      <text:p text:style-name="P99">L’étude de gradient se concentre sur la trajectoire, ignorant les alentours. #VIGNETTE Vignette se consacre aux alentours, mais elle est peu précise.</text:p>
      <text:p text:style-name="P17"/>
      <text:p text:style-name="P17">Pour combler ce problème, on imagine le fonctionnement d’un <text:span text:style-name="T67">nouvel </text:span>outil. On cherche à comparer la direction globale prise par le modèle avec le paysage de valeur autour de celle-ci.</text:p>
      <text:p text:style-name="P17"/>
      <text:p text:style-name="P91"><text:span text:style-name="T14">On trace le segment entre deux points, puis on </text:span><text:span text:style-name="T15">y </text:span><text:span text:style-name="T14">calcule </text:span><text:span text:style-name="T15">les deux hyper</text:span><text:span text:style-name="T14">plans orthogonaux </text:span><text:span text:style-name="T15">au segment</text:span><text:span text:style-name="T14">.</text:span></text:p>
      <text:p text:style-name="P18"/>
      <text:p text:style-name="P92"><text:span text:style-name="T14">O</text:span><text:span text:style-name="T8">n les échantillonne ensuite, pour obtenir un ensemble de politiques similaires aux deux points.</text:span></text:p>
      <text:p text:style-name="P31"/>
      <text:p text:style-name="P31"><text:soft-page-break/>Selon la méthode d’échantillonnage des droites, on peut alors échantillonner un faisceaux entre les deux hyperplans.</text:p>
      <text:p text:style-name="P17"/>
      <text:p text:style-name="P52"># TRANSITION</text:p>
      <text:p text:style-name="P31">Cette méthode revient à concentrer Vignette selon une direction, pour obtenir une visualisation plus pertinente de l’environnement rencontré par le modèle.</text:p>
      <text:p text:style-name="P31"/>
      <text:p text:style-name="P31">De plus, du fait de la concentration des droites, on aura moins de discontinuités au niveau de la détection de structures.</text:p>
      <text:p text:style-name="P31"/>
      <text:p text:style-name="P35">[CONCLUSION?]</text:p>
      <text:p text:style-name="P17"/>
      <text:p text:style-name="P102"><text:span text:style-name="T25">Lors de ce projet, nous avons développé des outils de visualisation du paysage de valeur autour d’un modèle d’apprentissage par renforcement.</text:span></text:p>
      <text:p text:style-name="P102"><text:span text:style-name="T25"/></text:p>
      <text:p text:style-name="P103"><text:span text:style-name="T8">L’approche utilisée laisse la possibilité à l’utilisateur d’implémenter ses propres méthodes de traitement de données, comme la visualisation en 3D.</text:span></text:p>
      <text:p text:style-name="P103"><text:span text:style-name="T8"/></text:p>
      <text:p text:style-name="P104"><text:span text:style-name="T26">Nous pensons qu’il reste des améliorations à porter aux outils en terme de vitesse de calcul. Nous espérons que d’autres projets pourront s’inspirer de nos réalisations pour développer de nouveaux outils de visualisation en 2D ou en 3D, tels que la méthode des faisceaux.</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2T20:09:10.746581390</meta:creation-date>
    <meta:generator>LibreOffice/6.4.7.2$Linux_X86_64 LibreOffice_project/40$Build-2</meta:generator>
    <dc:date>2021-05-26T00:06:30.292866891</dc:date>
    <meta:editing-duration>PT9H38M56S</meta:editing-duration>
    <meta:editing-cycles>72</meta:editing-cycles>
    <meta:document-statistic meta:table-count="0" meta:image-count="0" meta:object-count="0" meta:page-count="7" meta:paragraph-count="148" meta:word-count="1984" meta:character-count="13132" meta:non-whitespace-character-count="11287"/>
  </office:meta>
</office:document-meta>
</file>